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mbria-Bold" svg:font-family="Cambria-Bold"/>
    <style:font-face style:name="Mangal1" svg:font-family="Mangal"/>
    <style:font-face style:name="Cambria" svg:font-family="Cambria" style:font-family-generic="roman"/>
    <style:font-face style:name="Cambria-Italic" svg:font-family="Cambria-Italic" style:font-family-generic="scrip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justify" style:justify-single-word="false" style:text-autospace="none"/>
      <style:text-properties fo:color="#000000" style:font-name="Cambria-Italic" fo:font-size="10pt" style:font-name-asian="Cambria-Italic" style:font-size-asian="10pt" style:font-name-complex="Cambria-Italic" style:font-size-complex="10pt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fo:color="#000000" style:font-name="Cambria-Italic" fo:font-size="13pt" fo:font-style="italic" style:font-name-asian="Cambria-Italic" style:font-size-asian="13pt" style:font-style-asian="italic" style:font-name-complex="Cambria-Italic" style:font-size-complex="13pt" style:font-style-complex="italic"/>
    </style:style>
    <style:style style:name="P3" style:family="paragraph" style:parent-style-name="Standard" style:list-style-name="">
      <style:paragraph-properties fo:text-align="start" style:justify-single-word="false" style:text-autospace="none"/>
      <style:text-properties fo:color="#000000" style:font-name="Cambria" fo:font-size="13pt" style:font-name-asian="Cambria" style:font-size-asian="13pt" style:font-name-complex="Cambria" style:font-size-complex="13pt"/>
    </style:style>
    <style:style style:name="P4" style:family="paragraph" style:parent-style-name="Standard" style:list-style-name="">
      <style:paragraph-properties fo:text-align="justify" style:justify-single-word="false" style:text-autospace="none"/>
      <style:text-properties fo:color="#000000" style:font-name="Cambria" fo:font-size="13pt" style:font-name-asian="Cambria" style:font-size-asian="13pt" style:font-name-complex="Cambria" style:font-size-complex="13pt"/>
    </style:style>
    <style:style style:name="P5" style:family="paragraph" style:parent-style-name="Standard" style:list-style-name="">
      <style:paragraph-properties fo:text-align="start" style:justify-single-word="false" style:text-autospace="none"/>
      <style:text-properties fo:color="#000000" style:font-name="Cambria" fo:font-size="13pt" fo:font-style="normal" style:text-underline-style="solid" style:text-underline-width="auto" style:text-underline-color="font-color" style:font-name-asian="Cambria" style:font-size-asian="13pt" style:font-style-asian="normal" style:font-name-complex="Cambria" style:font-size-complex="13pt" style:font-style-complex="normal"/>
    </style:style>
    <style:style style:name="P6" style:family="paragraph" style:parent-style-name="Standard" style:list-style-name="">
      <style:paragraph-properties fo:text-align="start" style:justify-single-word="false" style:text-autospace="none"/>
      <style:text-properties fo:color="#000000" style:font-name="Cambria" fo:font-size="13pt" style:text-underline-style="solid" style:text-underline-width="auto" style:text-underline-color="font-color" style:font-name-asian="Cambria" style:font-size-asian="13pt" style:font-name-complex="Cambria" style:font-size-complex="13pt"/>
    </style:style>
    <style:style style:name="P7" style:family="paragraph" style:parent-style-name="Standard" style:list-style-name="">
      <style:paragraph-properties fo:text-align="center" style:justify-single-word="false" style:text-autospace="none"/>
      <style:text-properties fo:color="#810000" style:font-name="Cambria-Italic" fo:font-size="16pt" fo:font-style="italic" style:font-name-asian="Cambria-Italic" style:font-size-asian="16pt" style:font-style-asian="italic" style:font-name-complex="Cambria-Italic" style:font-size-complex="16pt" style:font-style-complex="italic"/>
    </style:style>
    <style:style style:name="P8" style:family="paragraph" style:parent-style-name="Standard" style:list-style-name="">
      <style:paragraph-properties fo:text-align="center" style:justify-single-word="false" style:text-autospace="none"/>
      <style:text-properties fo:color="#810000" style:font-name="Cambria-Bold" fo:font-size="20pt" fo:font-weight="bold" style:font-name-asian="Cambria-Bold" style:font-size-asian="20pt" style:font-weight-asian="bold" style:font-name-complex="Cambria-Bold" style:font-size-complex="20pt" style:font-weight-complex="bold"/>
    </style:style>
    <style:style style:name="P9" style:family="paragraph" style:parent-style-name="Standard" style:list-style-name="">
      <style:paragraph-properties fo:text-align="center" style:justify-single-word="false" style:text-autospace="none"/>
      <style:text-properties fo:color="#810000" style:font-name="Cambria" fo:font-size="16pt" style:font-name-asian="Cambria" style:font-size-asian="16pt" style:font-name-complex="Cambria" style:font-size-complex="16pt"/>
    </style:style>
    <style:style style:name="P10" style:family="paragraph" style:parent-style-name="Standard" style:list-style-name="">
      <style:paragraph-properties fo:text-align="center" style:justify-single-word="false" style:text-autospace="none"/>
      <style:text-properties fo:color="#810000" style:font-name="Cambria" fo:font-size="18pt" style:font-name-asian="Cambria" style:font-size-asian="18pt" style:font-name-complex="Cambria" style:font-size-complex="18pt"/>
    </style:style>
    <style:style style:name="P11" style:family="paragraph" style:parent-style-name="Standard" style:list-style-name="">
      <style:paragraph-properties fo:text-align="center" style:justify-single-word="false" style:text-autospace="none"/>
      <style:text-properties fo:color="#7e0021" style:font-name="Cambria" fo:font-size="18pt" style:font-name-asian="Cambria" style:font-size-asian="18pt" style:font-name-complex="Cambria" style:font-size-complex="18pt"/>
    </style:style>
    <style:style style:name="P12" style:family="paragraph" style:parent-style-name="Standard" style:list-style-name="">
      <style:paragraph-properties fo:text-align="start" style:justify-single-word="false" style:text-autospace="none"/>
    </style:style>
    <style:style style:name="P13" style:family="paragraph" style:parent-style-name="Standard" style:list-style-name="">
      <style:paragraph-properties fo:text-align="start" style:justify-single-word="false" style:text-autospace="none"/>
      <style:text-properties style:text-underline-style="solid" style:text-underline-width="auto" style:text-underline-color="font-color"/>
    </style:style>
    <style:style style:name="T1" style:family="text">
      <style:text-properties style:font-name="Cambria" fo:font-size="13pt" style:font-name-asian="Cambria" style:font-size-asian="13pt" style:font-name-complex="Cambria" style:font-size-complex="13pt"/>
    </style:style>
    <style:style style:name="T2" style:family="text">
      <style:text-properties fo:font-size="13pt" fo:font-style="italic" style:font-size-asian="13pt" style:font-style-asian="italic" style:font-size-complex="13pt" style:font-style-complex="italic"/>
    </style:style>
    <style:style style:name="T3" style:family="text">
      <style:text-properties fo:color="#000000" style:font-name="Cambria" fo:font-size="13pt" style:font-name-asian="Cambria" style:font-size-asian="13pt" style:font-name-complex="Cambria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argnier <text:tab/><text:tab/><text:tab/><text:tab/><text:tab/><text:tab/><text:tab/> <text:s text:c="5"/>Licence Informatique 2éme année</text:p>
      <text:p text:style-name="P2">Pierre</text:p>
      <text:p text:style-name="P2"/>
      <text:p text:style-name="P2"/>
      <text:p text:style-name="P7">Projet d'algorithme sur les données</text:p>
      <text:p text:style-name="P7"/>
      <text:p text:style-name="P8">VIKING TROISIEME PARTIE</text:p>
      <text:p text:style-name="P8"/>
      <text:p text:style-name="P9">Professeurs :Anne Heam</text:p>
      <text:p text:style-name="P9"/>
      <text:p text:style-name="P10">Comment se servir du programme ?</text:p>
      <text:p text:style-name="P10"/>
      <text:p text:style-name="P4">1) décompressé le fichier projet.zip à l'emplacement de votre choix.</text:p>
      <text:p text:style-name="P4">2) Vérifier que les fichiers facile1.txt, facile1.txt, facile2.txt, moyenne1.txt,</text:p>
      <text:p text:style-name="P4">moyenne2.txt, difficile1.txt, et difficile2.txt sont bien présent dans le dossier</text:p>
      <text:p text:style-name="P4">Niveaux.</text:p>
      <text:p text:style-name="P4">3) Vérifier que le dossier Niveaux et le fichier jeu.c sont bien présent dans le même</text:p>
      <text:p text:style-name="P4">répertoire.</text:p>
      <text:p text:style-name="P4">4) Sous Linux, aller dans le répertoire de jeu.c à l'aide de la console et de la</text:p>
      <text:p text:style-name="P1"><text:span text:style-name="T1">commande : </text:span><text:span text:style-name="T2">cd « CheminDuRepertoire ».</text:span></text:p>
      <text:p text:style-name="P1"><text:span text:style-name="T1">5) Compiler grâce à : </text:span><text:span text:style-name="T2">gcc jeu.c -o jeu</text:span></text:p>
      <text:p text:style-name="P1"><text:span text:style-name="T1">6) exécuter le programme dans la console avec la commande : </text:span><text:span text:style-name="T2">./jeu</text:span></text:p>
      <text:p text:style-name="P1"><text:span text:style-name="T2"/></text:p>
      <text:p text:style-name="P11">FONCTIONS</text:p>
      <text:p text:style-name="P11"/>
      <text:p text:style-name="P6">save :</text:p>
      <text:p text:style-name="P3"/>
      <text:p text:style-name="P3">la fonction save sert à sauvegarder la position des drakkars et des piéces au</text:p>
      <text:p text:style-name="P3">débuts du jeu.</text:p>
      <text:p text:style-name="P3"/>
      <text:p text:style-name="P6">Load :</text:p>
      <text:p text:style-name="P3"/>
      <text:p text:style-name="P3">le fonction load sert à charger une partie tel quelle était au début.</text:p>
      <text:p text:style-name="P3"/>
      <text:p text:style-name="P6">Coller :</text:p>
      <text:p text:style-name="P3"/>
      <text:p text:style-name="P3">la fonction coller sert à savoir quelles sont les rectangles proches de la pièce.</text:p>
      <text:p text:style-name="P3">Elle prend l'entier associer la pièce en entrée et retourne un tableau d'entier.</text:p>
      <text:p text:style-name="P3"/>
      <text:p text:style-name="P6">InitPile :</text:p>
      <text:p text:style-name="P3"/>
      <text:p text:style-name="P3">Cette fonction initialise la pile avec la pile vide.</text:p>
      <text:p text:style-name="P3"/>
      <text:p text:style-name="P3"/>
      <text:p text:style-name="P6"><text:soft-page-break/>Pilevide :</text:p>
      <text:p text:style-name="P3"/>
      <text:p text:style-name="P3">Cette fonction permet de savoir si la pile est vide ou non.</text:p>
      <text:p text:style-name="P3"/>
      <text:p text:style-name="P6">Pilepleine :</text:p>
      <text:p text:style-name="P3"/>
      <text:p text:style-name="P3">Cette fonction permet de savoir si la pile est pleine.</text:p>
      <text:p text:style-name="P3"/>
      <text:p text:style-name="P6">Save2 :</text:p>
      <text:p text:style-name="P3"/>
      <text:p text:style-name="P3">Cette fonction permet de sauvegarder le mouvement pour pouvoir revenir en</text:p>
      <text:p text:style-name="P3">arrière, elle prend en entrée la pièce qui à bouger et le sens dans lequel elle est</text:p>
      <text:p text:style-name="P3">allée.</text:p>
      <text:p text:style-name="P3"/>
      <text:p text:style-name="P6">Color :</text:p>
      <text:p text:style-name="P3"/>
      <text:p text:style-name="P3">Cette fonction permet de connaître la couleur du rectangle voulu.</text:p>
      <text:p text:style-name="P3"/>
      <text:p text:style-name="P6">Testmove :</text:p>
      <text:p text:style-name="P3"/>
      <text:p text:style-name="P3">Cette fonction permet de savoir si la pièce peut faire l'action demander. Elle</text:p>
      <text:p text:style-name="P3">prend en entrée la pièce qui doit tourner et renvoi un booléen.</text:p>
      <text:p text:style-name="P3"/>
      <text:p text:style-name="P6">Victoire :</text:p>
      <text:p text:style-name="P3"/>
      <text:p text:style-name="P3">Cette fonction permet de savoir si le joueur à gagner ou non. Elle retourne un</text:p>
      <text:p text:style-name="P3">booléen.</text:p>
      <text:p text:style-name="P3"/>
      <text:p text:style-name="P6">WherePos :</text:p>
      <text:p text:style-name="P3"/>
      <text:p text:style-name="P3">Cette fonction permet de connaître la position d'un drakkar. Elle retourne un</text:p>
      <text:p text:style-name="P3">tableau d'entier.</text:p>
      <text:p text:style-name="P3"/>
      <text:p text:style-name="P6">MoveDrak :</text:p>
      <text:p text:style-name="P3"/>
      <text:p text:style-name="P3">Cette fonction déplace les drakkars, elle prend la pièce qui bouge et le sens du</text:p>
      <text:p text:style-name="P3">mouvement en entrée.</text:p>
      <text:p text:style-name="P3"/>
      <text:p text:style-name="P6">Move :</text:p>
      <text:p text:style-name="P3"/>
      <text:p text:style-name="P3">Cette fonction fait tourner les molettes, elle prend la pièce qui bouge et le sens</text:p>
      <text:p text:style-name="P3">de rotation en entrée, elle retourne un booléen.</text:p>
      <text:p text:style-name="P3"/>
      <text:p text:style-name="P6">Load2 :</text:p>
      <text:p text:style-name="P3"/>
      <text:p text:style-name="P3">Cette fonction permet de recharger le mouvement précédent.</text:p>
      <text:p text:style-name="P3"/>
      <text:p text:style-name="P6"><text:soft-page-break/>SensRota :</text:p>
      <text:p text:style-name="P3"/>
      <text:p text:style-name="P3">Cette fonction permet de savoir dans quelle sens l'utilisateur veut faire tourner</text:p>
      <text:p text:style-name="P3">la pièce. Elle prend en entrée la pièce que l'utilisateur veut bouger.</text:p>
      <text:p text:style-name="P3"/>
      <text:p text:style-name="P6">Menu2 :</text:p>
      <text:p text:style-name="P3"/>
      <text:p text:style-name="P3">Cette fonction permet d'afficher le menu qui s'affiche lors du début de la partie.</text:p>
      <text:p text:style-name="P3"/>
      <text:p text:style-name="P6">Menu3 :</text:p>
      <text:p text:style-name="P3"/>
      <text:p text:style-name="P3">Cette fonction permet d'afficher le menu qui s'affichera tout au long de la partie.</text:p>
      <text:p text:style-name="P3"/>
      <text:p text:style-name="P5">ReInit :</text:p>
      <text:p text:style-name="P3"/>
      <text:p text:style-name="P3">Cette fonction permet de réinitialiser les drakkars et les flèches pour permettre</text:p>
      <text:p text:style-name="P3">le changement de partie sans problème.</text:p>
      <text:p text:style-name="P3"/>
      <text:p text:style-name="P13"><text:span text:style-name="T3">InitFile :</text:span></text:p>
      <text:p text:style-name="P12"><text:span text:style-name="T3"/></text:p>
      <text:p text:style-name="P12"><text:span text:style-name="T3">Cette fonction permet le tableau tabFile.</text:span></text:p>
      <text:p text:style-name="P12"><text:span text:style-name="T3"/></text:p>
      <text:p text:style-name="P13"><text:span text:style-name="T3">InitDrake2 :</text:span></text:p>
      <text:p text:style-name="P12"><text:span text:style-name="T3"/></text:p>
      <text:p text:style-name="P12"><text:span text:style-name="T3">Cette fonction permet d'initialiser les drakkars et de déterminer qu'elle couleur leur associer.</text:span></text:p>
      <text:p text:style-name="P12"><text:span text:style-name="T3"/></text:p>
      <text:p text:style-name="P13"><text:span text:style-name="T3">Touche :</text:span></text:p>
      <text:p text:style-name="P12"><text:span text:style-name="T3"/></text:p>
      <text:p text:style-name="P12"><text:span text:style-name="T3">Cette fonction permet d'initialiser les couleurs en fonction des molettes ( cette fonction nécessite des modifications pour marcher correctement )</text:span></text:p>
      <text:p text:style-name="P13"><text:span text:style-name="T3"/></text:p>
      <text:p text:style-name="P13"><text:span text:style-name="T3">initDamier2 :</text:span></text:p>
      <text:p text:style-name="P12"><text:span text:style-name="T3"/></text:p>
      <text:p text:style-name="P12"><text:span text:style-name="T3">Cette fonction permet d’initialiser le damier. </text:span></text:p>
      <text:p text:style-name="P12"><text:span text:style-name="T3"/></text:p>
      <text:p text:style-name="P13"><text:span text:style-name="T3">TabCreat :</text:span></text:p>
      <text:p text:style-name="P12"><text:span text:style-name="T3"/></text:p>
      <text:p text:style-name="P12"><text:span text:style-name="T3">Cette fonction permet de créer un tableau contenant les pièces et les drakkars.</text:span></text:p>
      <text:p text:style-name="P12"><text:span text:style-name="T3"/></text:p>
      <text:p text:style-name="P13"><text:span text:style-name="T3">Move2 :</text:span></text:p>
      <text:p text:style-name="P12"><text:span text:style-name="T3"/></text:p>
      <text:p text:style-name="P12"><text:span text:style-name="T3">Cette Fonction gère le mouvement des pièce en fonction du sens dans lequelles elles doivent tourner.</text:span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3"><text:soft-page-break/><text:span text:style-name="T3">DetCol :</text:span></text:p>
      <text:p text:style-name="P12"><text:span text:style-name="T3"/></text:p>
      <text:p text:style-name="P12"><text:span text:style-name="T3">Cette Fonction détermine la couleur des rectangles.</text:span></text:p>
      <text:p text:style-name="P12"><text:span text:style-name="T3"/></text:p>
      <text:p text:style-name="P13"><text:span text:style-name="T3">TestMove2 :</text:span></text:p>
      <text:p text:style-name="P12"><text:span text:style-name="T3"/></text:p>
      <text:p text:style-name="P12"><text:span text:style-name="T3">Cette fonction permet de savoir si une pièce peut bouger, c'est à dire si elle possède un dakkar, et si rien ne bloque son déplacement.</text:span></text:p>
      <text:p text:style-name="P12"><text:span text:style-name="T3"/></text:p>
      <text:p text:style-name="P13"><text:span text:style-name="T3">IsWin2 :</text:span></text:p>
      <text:p text:style-name="P12"><text:span text:style-name="T3"/></text:p>
      <text:p text:style-name="P12"><text:span text:style-name="T3">Cette Fonction permet de savoir si le mouvement conduit à la victoire.</text:span></text:p>
      <text:p text:style-name="P12"><text:span text:style-name="T3"/></text:p>
      <text:p text:style-name="P13"><text:span text:style-name="T3">PosDrake2 :</text:span></text:p>
      <text:p text:style-name="P12"><text:span text:style-name="T3"/></text:p>
      <text:p text:style-name="P12"><text:span text:style-name="T3">Cette fonction permet de connaître les positions des drakkars.</text:span></text:p>
      <text:p text:style-name="P12"><text:span text:style-name="T3"/></text:p>
      <text:p text:style-name="P13"><text:span text:style-name="T3">MoveDrake2 :</text:span></text:p>
      <text:p text:style-name="P12"><text:span text:style-name="T3"/></text:p>
      <text:p text:style-name="P12"><text:span text:style-name="T3">Cette fonction permet de faire bouger les drakkars dans la file.</text:span></text:p>
      <text:p text:style-name="P12"><text:span text:style-name="T3"/></text:p>
      <text:p text:style-name="P13"><text:span text:style-name="T3">CreatFile :</text:span></text:p>
      <text:p text:style-name="P12"><text:span text:style-name="T3"/></text:p>
      <text:p text:style-name="P12"><text:span text:style-name="T3">Cette fonction permet d'initialiser la file.</text:span></text:p>
      <text:p text:style-name="P12"><text:span text:style-name="T3"/></text:p>
      <text:p text:style-name="P13"><text:span text:style-name="T3">Parcour :</text:span></text:p>
      <text:p text:style-name="P12"><text:span text:style-name="T3"/></text:p>
      <text:p text:style-name="P12"><text:span text:style-name="T3">Cette fonction permet de parcourir la file.</text:span></text:p>
      <text:p text:style-name="P12"><text:span text:style-name="T3"/></text:p>
      <text:p text:style-name="P13"><text:span text:style-name="T3">AjoutElem : </text:span></text:p>
      <text:p text:style-name="P12"><text:span text:style-name="T3"/></text:p>
      <text:p text:style-name="P12"><text:span text:style-name="T3">cette fonction permet d'ajouter un élément à la file.</text:span></text:p>
      <text:p text:style-name="P12"><text:span text:style-name="T3"/></text:p>
      <text:p text:style-name="P13"><text:span text:style-name="T3">Resolution :</text:span></text:p>
      <text:p text:style-name="P12"><text:span text:style-name="T3"/></text:p>
      <text:p text:style-name="P12"><text:span text:style-name="T3">Cette fonction tente de résoudre le jeu.</text:span></text:p>
      <text:p text:style-name="P12"><text:span text:style-name="T3"/></text:p>
      <text:p text:style-name="P13"><text:span text:style-name="T3">CreatReal :</text:span></text:p>
      <text:p text:style-name="P12"><text:span text:style-name="T3"/></text:p>
      <text:p text:style-name="P12"><text:span text:style-name="T3">Cette fonction crée la file.</text:span></text:p>
      <text:p text:style-name="P12"><text:span text:style-name="T3"/></text:p>
      <text:p text:style-name="P12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mbria-Bold" svg:font-family="Cambria-Bold"/>
    <style:font-face style:name="Mangal1" svg:font-family="Mangal"/>
    <style:font-face style:name="Cambria" svg:font-family="Cambria" style:font-family-generic="roman"/>
    <style:font-face style:name="Cambria-Italic" svg:font-family="Cambria-Italic" style:font-family-generic="scrip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4T21:56:11.62</meta:creation-date>
    <dc:date>2014-05-14T23:16:43.55</dc:date>
    <meta:editing-duration>PT1H20M24S</meta:editing-duration>
    <meta:editing-cycles>18</meta:editing-cycles>
    <meta:generator>OpenOffice/4.0.1$Win32 OpenOffice.org_project/401m5$Build-9714</meta:generator>
    <meta:document-statistic meta:table-count="0" meta:image-count="0" meta:object-count="0" meta:page-count="4" meta:paragraph-count="96" meta:word-count="656" meta:character-count="3906"/>
  </office:meta>
</office:document-meta>
</file>